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1CE0000015AAF65B795.eps" manifest:media-type=""/>
  <manifest:file-entry manifest:full-path="Pictures/20000002000001CE0000015A625F3F7F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22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808080" style:font-name="DejaVu Sans Condensed" fo:font-size="54pt" fo:font-weight="bold" style:font-size-asian="54pt" style:font-weight-asian="bold" style:font-size-complex="54pt" style:font-weight-complex="bold"/>
    </style:style>
    <style:style style:name="T1" style:family="text">
      <style:text-properties fo:color="#808080" style:font-name="DejaVu Sans Condensed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2cm" svg:height="16cm" svg:x="25cm" svg:y="2.5cm">
          <draw:image xlink:href="Pictures/20000002000001CE0000015A625F3F7F.eps" xlink:type="simple" xlink:show="embed" xlink:actuate="onLoad">
            <text:p/>
          </draw:image>
        </draw:frame>
        <draw:frame draw:style-name="gr1" draw:text-style-name="P1" draw:layer="layout" svg:width="22cm" svg:height="16cm" svg:x="1cm" svg:y="2.5cm">
          <draw:image xlink:href="Pictures/20000002000001CE0000015AAF65B795.eps" xlink:type="simple" xlink:show="embed" xlink:actuate="onLoad">
            <text:p/>
          </draw:image>
        </draw:frame>
        <draw:frame draw:style-name="gr2" draw:text-style-name="P2" draw:layer="layout" svg:width="4cm" svg:height="2.474cm" svg:x="20.6cm" svg:y="17.326cm">
          <draw:text-box>
            <text:p><text:span text:style-name="T1">(a)</text:span></text:p>
          </draw:text-box>
        </draw:frame>
        <draw:frame draw:style-name="gr2" draw:text-style-name="P2" draw:layer="layout" svg:width="4cm" svg:height="2.474cm" svg:x="44.4cm" svg:y="17.426cm">
          <draw:text-box>
            <text:p><text:span text:style-name="T1">(b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9:43:12.762741186</meta:creation-date>
    <dc:date>2018-05-28T13:26:03.404697991</dc:date>
    <meta:editing-duration>PT32M22S</meta:editing-duration>
    <meta:editing-cycles>7</meta:editing-cycles>
    <meta:generator>LibreOffice/4.4.6.3$Linux_X86_64 LibreOffice_project/40m0$Build-3</meta:generator>
    <meta:document-statistic meta:object-count="4"/>
  </office:meta>
</office:document-meta>
</file>